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1.5cm" svg:x="6.4cm" svg:y="0.2cm">
          <text:p text:style-name="P1">Get course code</text:p>
          <text:p text:style-name="P1">and distan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5.5cm" svg:height="1.3cm" svg:x="7.2cm" svg:y="2.8cm">
          <text:p text:style-name="P1">Get event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6.2cm" svg:height="3.2cm" svg:x="6.8cm" svg:y="5.7cm">
          <text:p text:style-name="P1">Create event and</text:p>
          <text:p text:style-name="P1">link to event type</text:p>
          <text:p text:style-name="P1">reference and cour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1cm" svg:height="1.6cm" svg:x="6.4cm" svg:y="10.6cm">
          <text:p text:style-name="P1">Get date and 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4.4cm" svg:height="3.7cm" svg:x="7.8cm" svg:y="14.2cm">
          <text:p text:style-name="P1">Select 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4.5cm" svg:height="1.6cm" svg:x="13.1cm" svg:y="15.3cm">
          <text:p text:style-name="P1">Save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7.2cm" svg:height="2.2cm" svg:x="0.4cm" svg:y="14.9cm">
          <text:p text:style-name="P1">Save event and</text:p>
          <text:p text:style-name="P1">add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9.95cm" svg:y1="1.7cm" svg:x2="9.95cm" svg:y2="2.8cm" draw:start-shape="id1" draw:start-glue-point="8" draw:end-shape="id2" draw:end-glue-point="5" svg:d="M9950 1700v1100" svg:viewBox="0 0 1 1101">
          <text:p/>
        </draw:connector>
        <draw:connector draw:style-name="gr2" draw:text-style-name="P1" draw:layer="layout" draw:type="line" svg:x1="9.95cm" svg:y1="4.1cm" svg:x2="9.9cm" svg:y2="5.7cm" draw:start-shape="id2" draw:start-glue-point="8" draw:end-shape="id3" draw:end-glue-point="4" svg:d="M9950 4100l-50 1600" svg:viewBox="0 0 51 1601">
          <text:p/>
        </draw:connector>
        <draw:connector draw:style-name="gr2" draw:text-style-name="P1" draw:layer="layout" draw:type="line" svg:x1="9.9cm" svg:y1="8.9cm" svg:x2="9.95cm" svg:y2="10.6cm" draw:start-shape="id3" draw:start-glue-point="6" draw:end-shape="id4" draw:end-glue-point="5" svg:d="M9900 8900l50 1700" svg:viewBox="0 0 51 1701">
          <text:p/>
        </draw:connector>
        <draw:connector draw:style-name="gr2" draw:text-style-name="P1" draw:layer="layout" draw:type="line" svg:x1="9.95cm" svg:y1="12.2cm" svg:x2="10cm" svg:y2="14.2cm" draw:start-shape="id4" draw:start-glue-point="8" draw:end-shape="id5" draw:end-glue-point="4" svg:d="M9950 12200l50 2000" svg:viewBox="0 0 51 2001">
          <text:p/>
        </draw:connector>
        <draw:connector draw:style-name="gr2" draw:text-style-name="P1" draw:layer="layout" draw:type="line" svg:x1="12.2cm" svg:y1="16.05cm" svg:x2="13.55cm" svg:y2="16.1cm" draw:start-shape="id5" draw:start-glue-point="7" draw:end-shape="id6" draw:end-glue-point="6" svg:d="M12200 16050l1350 50" svg:viewBox="0 0 1351 51">
          <text:p/>
        </draw:connector>
        <draw:connector draw:style-name="gr2" draw:text-style-name="P1" draw:layer="layout" draw:type="line" svg:x1="7.8cm" svg:y1="16.05cm" svg:x2="6.867cm" svg:y2="16cm" draw:start-shape="id5" draw:start-glue-point="5" draw:end-shape="id7" draw:end-glue-point="9" svg:d="M7800 16050l-933-50" svg:viewBox="0 0 934 51">
          <text:p/>
        </draw:connector>
        <draw:connector draw:style-name="gr2" draw:text-style-name="P1" draw:layer="layout" draw:type="line" svg:x1="15.8cm" svg:y1="15.3cm" svg:x2="15.8cm" svg:y2="13.8cm" draw:start-shape="id6" draw:start-glue-point="4" draw:end-shape="id8" draw:end-glue-point="2" svg:d="M15800 15300v-1500" svg:viewBox="0 0 1 1501">
          <text:p/>
        </draw:connector>
        <draw:frame draw:style-name="gr3" xml:id="id8" draw:id="id8" draw:layer="layout" svg:width="4.6cm" svg:height="1.1cm" svg:x="13.5cm" svg:y="12.7cm">
          <draw:text-box>
            <text:p>See figure 2.x</text:p>
          </draw:text-box>
        </draw:frame>
        <draw:connector draw:style-name="gr2" draw:text-style-name="P1" draw:layer="layout" draw:type="line" svg:x1="4cm" svg:y1="14.9cm" svg:x2="4cm" svg:y2="13.6cm" draw:start-shape="id7" draw:start-glue-point="5" draw:end-shape="id9" draw:end-glue-point="2" svg:d="M4000 14900v-1300" svg:viewBox="0 0 1 1301">
          <text:p/>
        </draw:connector>
        <draw:frame draw:style-name="gr4" xml:id="id9" draw:id="id9" draw:layer="layout" svg:width="4.6cm" svg:height="1cm" svg:x="1.7cm" svg:y="12.6cm">
          <draw:text-box>
            <text:p>See figure 2.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30:40.455000000</meta:creation-date>
    <dc:date>2015-01-14T15:38:11.010000000</dc:date>
    <meta:editing-duration>PT1M35S</meta:editing-duration>
    <meta:editing-cycles>2</meta:editing-cycles>
    <meta:generator>LibreOffice/4.2.5.2$Windows_x86 LibreOffice_project/61cb170a04bb1f12e77c884eab9192be736ec5f5</meta:generator>
    <meta:document-statistic meta:object-count="17"/>
  </office:meta>
</office:document-meta>
</file>